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stroke="dash" draw:stroke-dash="Ultrafine_20_Dashed" draw:fill="none" draw:textarea-vertical-align="middle"/>
    </style:style>
    <style:style style:name="gr5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6" style:family="graphic" style:parent-style-name="objectwithoutfill">
      <style:graphic-properties draw:stroke="none" draw:fill="none" draw:textarea-vertical-align="middle"/>
    </style:style>
    <style:style style:name="gr7" style:family="graphic" style:parent-style-name="objectwithoutfill">
      <style:graphic-properties draw:stroke="none" svg:stroke-color="#ffffcc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4.802cm" svg:height="5.378cm" svg:x="8.525cm" svg:y="1.626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4.795cm" svg:height="0.962cm" svg:x="8.529cm" svg:y="1.569cm">
            <draw:text-box>
              <text:p text:style-name="P1">ResourceClass</text:p>
            </draw:text-box>
          </draw:frame>
          <draw:line draw:style-name="gr3" draw:text-style-name="P1" draw:layer="layout" svg:x1="8.554cm" svg:y1="2.863cm" svg:x2="13.385cm" svg:y2="2.863cm">
            <text:p/>
          </draw:line>
          <draw:frame draw:style-name="gr2" draw:text-style-name="P2" draw:layer="layout" svg:width="3.292cm" svg:height="3.026cm" svg:x="8.525cm" svg:y="3.064cm">
            <draw:text-box>
              <text:p><text:span text:style-name="T1">id</text:span></text:p>
              <text:p><text:span text:style-name="T1">name</text:span></text:p>
              <text:p><text:span text:style-name="T1">[{flavors}]</text:span></text:p>
              <text:p><text:span text:style-name="T1">service_type</text:span></text:p>
              <text:p><text:span text:style-name="T1">[racks]</text:span></text:p>
            </draw:text-box>
          </draw:frame>
        </draw:g>
        <draw:g>
          <draw:custom-shape draw:style-name="gr1" draw:text-style-name="P1" draw:layer="layout" svg:width="4.802cm" svg:height="5.378cm" svg:x="15.861cm" svg:y="1.526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263cm" svg:height="0.962cm" svg:x="17.131cm" svg:y="1.469cm">
            <draw:text-box>
              <text:p text:style-name="P1">Flavor</text:p>
            </draw:text-box>
          </draw:frame>
          <draw:line draw:style-name="gr3" draw:text-style-name="P1" draw:layer="layout" svg:x1="15.89cm" svg:y1="2.763cm" svg:x2="20.721cm" svg:y2="2.763cm">
            <text:p/>
          </draw:line>
          <draw:frame draw:style-name="gr2" draw:text-style-name="P2" draw:layer="layout" svg:width="3.321cm" svg:height="1.916cm" svg:x="15.861cm" svg:y="2.964cm">
            <draw:text-box>
              <text:p><text:span text:style-name="T1">id</text:span></text:p>
              <text:p><text:span text:style-name="T1">name</text:span></text:p>
              <text:p><text:span text:style-name="T1">[{capacities}]</text:span></text:p>
            </draw:text-box>
          </draw:frame>
        </draw:g>
        <draw:g>
          <draw:custom-shape draw:style-name="gr1" draw:text-style-name="P1" draw:layer="layout" svg:width="4.802cm" svg:height="5.378cm" svg:x="17.585cm" svg:y="7.651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966cm" svg:height="0.962cm" svg:x="18.503cm" svg:y="7.594cm">
            <draw:text-box>
              <text:p text:style-name="P1">Capacity</text:p>
            </draw:text-box>
          </draw:frame>
          <draw:line draw:style-name="gr3" draw:text-style-name="P1" draw:layer="layout" svg:x1="17.614cm" svg:y1="8.888cm" svg:x2="22.445cm" svg:y2="8.888cm">
            <text:p/>
          </draw:line>
          <draw:frame draw:style-name="gr2" draw:text-style-name="P2" draw:layer="layout" svg:width="1.738cm" svg:height="1.916cm" svg:x="17.585cm" svg:y="9.089cm">
            <draw:text-box>
              <text:p><text:span text:style-name="T1">name</text:span></text:p>
              <text:p><text:span text:style-name="T1">value</text:span></text:p>
              <text:p><text:span text:style-name="T1">unit</text:span></text:p>
            </draw:text-box>
          </draw:frame>
        </draw:g>
        <draw:g>
          <draw:custom-shape draw:style-name="gr1" draw:text-style-name="P1" draw:layer="layout" svg:width="4.802cm" svg:height="5.378cm" svg:x="9.148cm" svg:y="13.791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1.946cm" svg:height="0.962cm" svg:x="10.576cm" svg:y="13.734cm">
            <draw:text-box>
              <text:p text:style-name="P1">Rack</text:p>
            </draw:text-box>
          </draw:frame>
          <draw:line draw:style-name="gr3" draw:text-style-name="P1" draw:layer="layout" svg:x1="9.177cm" svg:y1="15.028cm" svg:x2="14.008cm" svg:y2="15.028cm">
            <text:p/>
          </draw:line>
          <draw:frame draw:style-name="gr2" draw:text-style-name="P2" draw:layer="layout" svg:width="3.842cm" svg:height="3.581cm" svg:x="9.148cm" svg:y="15.229cm">
            <draw:text-box>
              <text:p><text:span text:style-name="T1">id</text:span></text:p>
              <text:p><text:span text:style-name="T1">name</text:span></text:p>
              <text:p><text:span text:style-name="T1">[{capacities}]</text:span></text:p>
              <text:p><text:span text:style-name="T1">slots</text:span></text:p>
              <text:p><text:span text:style-name="T1">[hosts]</text:span></text:p>
              <text:p><text:span text:style-name="T1">resource_class</text:span></text:p>
            </draw:text-box>
          </draw:frame>
        </draw:g>
        <draw:g>
          <draw:custom-shape draw:style-name="gr1" draw:text-style-name="P1" draw:layer="layout" svg:width="4.802cm" svg:height="5.378cm" svg:x="16.666cm" svg:y="13.791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1.806cm" svg:height="0.962cm" svg:x="18.164cm" svg:y="13.734cm">
            <draw:text-box>
              <text:p text:style-name="P1">Host</text:p>
            </draw:text-box>
          </draw:frame>
          <draw:line draw:style-name="gr3" draw:text-style-name="P1" draw:layer="layout" svg:x1="16.695cm" svg:y1="15.028cm" svg:x2="21.526cm" svg:y2="15.028cm">
            <text:p/>
          </draw:line>
          <draw:frame draw:style-name="gr2" draw:text-style-name="P2" draw:layer="layout" svg:width="3.063cm" svg:height="1.916cm" svg:x="16.666cm" svg:y="15.229cm">
            <draw:text-box>
              <text:p><text:span text:style-name="T1">id</text:span></text:p>
              <text:p><text:span text:style-name="T1">rack</text:span></text:p>
              <text:p><text:span text:style-name="T1">ironic_node</text:span></text:p>
            </draw:text-box>
          </draw:frame>
        </draw:g>
        <draw:line draw:style-name="gr4" draw:text-style-name="P1" xml:id="id1" draw:id="id1" draw:layer="layout" svg:x1="10.716cm" svg:y1="4.616cm" svg:x2="13.839cm" svg:y2="4.614cm">
          <text:p/>
        </draw:line>
        <draw:line draw:style-name="gr3" draw:text-style-name="P1" xml:id="id2" draw:id="id2" draw:layer="layout" svg:x1="15.765cm" svg:y1="2.106cm" svg:x2="15.831cm" svg:y2="2.129cm">
          <text:p/>
        </draw:line>
        <draw:connector draw:style-name="gr5" draw:text-style-name="P1" draw:layer="layout" draw:line-skew="0.501cm" svg:x1="13.839cm" svg:y1="4.615cm" svg:x2="15.798cm" svg:y2="2.106cm" draw:start-shape="id1" draw:start-glue-point="1" draw:end-shape="id2" draw:end-glue-point="0" svg:d="m13839 4615v-2509h1959v0" svg:viewBox="0 0 1960 2510">
          <text:p/>
        </draw:connector>
        <draw:line draw:style-name="gr4" draw:text-style-name="P1" xml:id="id3" draw:id="id3" draw:layer="layout" svg:x1="15.126cm" svg:y1="4.486cm" svg:x2="16.075cm" svg:y2="4.486cm">
          <text:p/>
        </draw:line>
        <draw:line draw:style-name="gr6" draw:text-style-name="P1" xml:id="id4" draw:id="id4" draw:layer="layout" svg:x1="17.643cm" svg:y1="8.168cm" svg:x2="17.442cm" svg:y2="8.168cm">
          <text:p/>
        </draw:line>
        <draw:connector draw:style-name="gr5" draw:text-style-name="P1" draw:layer="layout" draw:line-skew="1.841cm" svg:x1="15.126cm" svg:y1="4.486cm" svg:x2="17.442cm" svg:y2="8.168cm" draw:start-shape="id3" draw:start-glue-point="3" draw:end-shape="id4" draw:end-glue-point="3" svg:d="m15126 4486v3683h2316v-1" svg:viewBox="0 0 2317 3684">
          <text:p/>
        </draw:connector>
        <draw:line draw:style-name="gr4" draw:text-style-name="P1" xml:id="id5" draw:id="id5" draw:layer="layout" svg:x1="7.865cm" svg:y1="5.838cm" svg:x2="8.814cm" svg:y2="5.838cm">
          <text:p/>
        </draw:line>
        <draw:line draw:style-name="gr7" draw:text-style-name="P1" xml:id="id6" draw:id="id6" draw:layer="layout" svg:x1="9.217cm" svg:y1="14.236cm" svg:x2="8.828cm" svg:y2="14.207cm">
          <text:p/>
        </draw:line>
        <draw:connector draw:style-name="gr5" draw:text-style-name="P1" draw:layer="layout" svg:x1="7.865cm" svg:y1="5.838cm" svg:x2="8.828cm" svg:y2="14.221cm" draw:start-shape="id5" draw:start-glue-point="3" draw:end-shape="id6" draw:end-glue-point="3" svg:d="m7865 5838v8383h963" svg:viewBox="0 0 964 8384">
          <text:p/>
        </draw:connector>
        <draw:line draw:style-name="gr6" draw:text-style-name="P1" draw:layer="layout" svg:x1="9.224cm" svg:y1="14.294cm" svg:x2="9.425cm" svg:y2="14.265cm">
          <text:p/>
        </draw:line>
        <draw:line draw:style-name="gr3" draw:text-style-name="P1" xml:id="id7" draw:id="id7" draw:layer="layout" svg:x1="12.2cm" svg:y1="16.703cm" svg:x2="12.38cm" svg:y2="16.703cm">
          <text:p/>
        </draw:line>
        <draw:connector draw:style-name="gr5" draw:text-style-name="P1" draw:layer="layout" svg:x1="12.29cm" svg:y1="16.703cm" svg:x2="17.428cm" svg:y2="9.26cm" draw:start-shape="id7" draw:start-glue-point="0" draw:end-shape="id8" draw:end-glue-point="3" svg:d="m12290 16703h2615v-7443h2523" svg:viewBox="0 0 5139 7444">
          <text:p/>
        </draw:connector>
        <draw:line draw:style-name="gr6" draw:text-style-name="P1" xml:id="id8" draw:id="id8" draw:layer="layout" svg:x1="17.428cm" svg:y1="9.81cm" svg:x2="17.57cm" svg:y2="8.711cm">
          <text:p/>
        </draw:line>
        <draw:line draw:style-name="gr3" draw:text-style-name="P1" xml:id="id9" draw:id="id9" draw:layer="layout" svg:x1="10.878cm" svg:y1="17.871cm" svg:x2="11.07cm" svg:y2="17.871cm">
          <text:p/>
        </draw:line>
        <draw:line draw:style-name="gr3" draw:text-style-name="P1" xml:id="id10" draw:id="id10" draw:layer="layout" svg:x1="16.555cm" svg:y1="14.383cm" svg:x2="16.675cm" svg:y2="14.383cm">
          <text:p/>
        </draw:line>
        <draw:connector draw:style-name="gr5" draw:text-style-name="P1" draw:layer="layout" draw:line-skew="1.996cm" svg:x1="11.07cm" svg:y1="17.871cm" svg:x2="16.615cm" svg:y2="14.383cm" draw:start-shape="id9" draw:start-glue-point="1" draw:end-shape="id10" draw:end-glue-point="0" svg:d="m11070 17871h4739v-3488h806" svg:viewBox="0 0 5546 3489">
          <text:p/>
        </draw:connector>
        <draw:line draw:style-name="gr3" draw:text-style-name="P1" draw:layer="layout" svg:x1="12.177cm" svg:y1="16.837cm" svg:x2="12.273cm" svg:y2="16.81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ios </meta:initial-creator>
    <meta:creation-date>2013-05-31T12:35:08</meta:creation-date>
    <dc:date>2013-06-03T16:28:04</dc:date>
    <dc:creator>marios </dc:creator>
    <meta:editing-duration>PT24M34S</meta:editing-duration>
    <meta:editing-cycles>14</meta:editing-cycles>
    <meta:generator>LibreOffice/3.6$Linux_X86_64 LibreOffice_project/360m1$Build-2</meta:generator>
    <meta:document-statistic meta:object-count="42"/>
  </office:meta>
</office:document-meta>
</file>